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RFSE_MinMax_W3G_KI04_2016_10_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367854321" calcext:value-type="float">
            <text:p>0.72367854321</text:p>
          </table:table-cell>
          <table:table-cell office:value-type="float" office:value="0.29090774976" calcext:value-type="float">
            <text:p>0.29090774976</text:p>
          </table:table-cell>
          <table:table-cell office:value-type="float" office:value="0.159249" calcext:value-type="float">
            <text:p>0.159249</text:p>
          </table:table-cell>
          <table:table-cell office:value-type="float" office:value="0.557734944485" calcext:value-type="float">
            <text:p>0.557734944485</text:p>
          </table:table-cell>
          <table:table-cell office:value-type="float" office:value="0.414994166614" calcext:value-type="float">
            <text:p>0.4149941666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0125146201" calcext:value-type="float">
            <text:p>0.650125146201</text:p>
          </table:table-cell>
          <table:table-cell office:value-type="float" office:value="0.320537004866" calcext:value-type="float">
            <text:p>0.320537004866</text:p>
          </table:table-cell>
          <table:table-cell office:value-type="float" office:value="0.223001" calcext:value-type="float">
            <text:p>0.223001</text:p>
          </table:table-cell>
          <table:table-cell office:value-type="float" office:value="0.539233196564" calcext:value-type="float">
            <text:p>0.539233196564</text:p>
          </table:table-cell>
          <table:table-cell office:value-type="float" office:value="0.429375281445" calcext:value-type="float">
            <text:p>0.4293752814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29736032964" calcext:value-type="float">
            <text:p>0.529736032964</text:p>
          </table:table-cell>
          <table:table-cell office:value-type="float" office:value="0.210882219332" calcext:value-type="float">
            <text:p>0.210882219332</text:p>
          </table:table-cell>
          <table:table-cell office:value-type="float" office:value="0.129787" calcext:value-type="float">
            <text:p>0.129787</text:p>
          </table:table-cell>
          <table:table-cell office:value-type="float" office:value="0.406738384759" calcext:value-type="float">
            <text:p>0.406738384759</text:p>
          </table:table-cell>
          <table:table-cell office:value-type="float" office:value="0.301672042096" calcext:value-type="float">
            <text:p>0.3016720420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76040642417" calcext:value-type="float">
            <text:p>0.676040642417</text:p>
          </table:table-cell>
          <table:table-cell office:value-type="float" office:value="0.3222595543" calcext:value-type="float">
            <text:p>0.3222595543</text:p>
          </table:table-cell>
          <table:table-cell office:value-type="float" office:value="0.227854" calcext:value-type="float">
            <text:p>0.227854</text:p>
          </table:table-cell>
          <table:table-cell office:value-type="float" office:value="0.554330313635" calcext:value-type="float">
            <text:p>0.554330313635</text:p>
          </table:table-cell>
          <table:table-cell office:value-type="float" office:value="0.436463013491" calcext:value-type="float">
            <text:p>0.436463013491</text:p>
          </table:table-cell>
        </table:table-row>
        <table:table-row table:style-name="ro1">
          <table:table-cell table:number-columns-repeated="6"/>
          <table:table-cell table:style-name="ce1" table:formula="of:=AVERAGE([.G1:.G4])" office:value-type="float" office:value="0.644895091198" calcext:value-type="float">
            <text:p>0.644895091198</text:p>
          </table:table-cell>
          <table:table-cell table:style-name="ce1" table:formula="of:=AVERAGE([.H1:.H4])" office:value-type="float" office:value="0.2861466320645" calcext:value-type="float">
            <text:p>0.2861466320645</text:p>
          </table:table-cell>
          <table:table-cell table:style-name="ce1" table:formula="of:=AVERAGE([.I1:.I4])" office:value-type="float" office:value="0.18497275" calcext:value-type="float">
            <text:p>0.18497275</text:p>
          </table:table-cell>
          <table:table-cell table:style-name="ce1" table:formula="of:=AVERAGE([.J1:.J4])" office:value-type="float" office:value="0.51450920986075" calcext:value-type="float">
            <text:p>0.51450920986075</text:p>
          </table:table-cell>
          <table:table-cell table:style-name="ce1" table:formula="of:=AVERAGE([.K1:.K4])" office:value-type="float" office:value="0.3956261259115" calcext:value-type="float">
            <text:p>0.3956261259115</text:p>
          </table:table-cell>
        </table:table-row>
        <table:table-row table:style-name="ro1">
          <table:table-cell table:number-columns-repeated="6"/>
          <table:table-cell table:style-name="ce2" table:formula="of:=STDEV([.G1:.G4])" office:value-type="float" office:value="0.0825950762058261" calcext:value-type="float">
            <text:p>0.082595076205826</text:p>
          </table:table-cell>
          <table:table-cell table:style-name="ce2" table:formula="of:=STDEV([.H1:.H4])" office:value-type="float" office:value="0.052199109058463" calcext:value-type="float">
            <text:p>0.052199109058463</text:p>
          </table:table-cell>
          <table:table-cell table:style-name="ce2" table:formula="of:=STDEV([.I1:.I4])" office:value-type="float" office:value="0.0482774195552814" calcext:value-type="float">
            <text:p>0.048277419555281</text:p>
          </table:table-cell>
          <table:table-cell table:style-name="ce2" table:formula="of:=STDEV([.J1:.J4])" office:value-type="float" office:value="0.0722957137992291" calcext:value-type="float">
            <text:p>0.072295713799229</text:p>
          </table:table-cell>
          <table:table-cell table:style-name="ce2" table:formula="of:=STDEV([.K1:.K4])" office:value-type="float" office:value="0.0632696550558765" calcext:value-type="float">
            <text:p>0.0632696550558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06222257313" calcext:value-type="float">
            <text:p>0.606222257313</text:p>
          </table:table-cell>
          <table:table-cell office:value-type="float" office:value="0.364048928715" calcext:value-type="float">
            <text:p>0.364048928715</text:p>
          </table:table-cell>
          <table:table-cell office:value-type="float" office:value="0.214647" calcext:value-type="float">
            <text:p>0.214647</text:p>
          </table:table-cell>
          <table:table-cell office:value-type="float" office:value="0.535038402292" calcext:value-type="float">
            <text:p>0.535038402292</text:p>
          </table:table-cell>
          <table:table-cell office:value-type="float" office:value="0.454913155242" calcext:value-type="float">
            <text:p>0.4549131552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9039007078" calcext:value-type="float">
            <text:p>0.449039007078</text:p>
          </table:table-cell>
          <table:table-cell office:value-type="float" office:value="0.256803640106" calcext:value-type="float">
            <text:p>0.256803640106</text:p>
          </table:table-cell>
          <table:table-cell office:value-type="float" office:value="0.126685" calcext:value-type="float">
            <text:p>0.126685</text:p>
          </table:table-cell>
          <table:table-cell office:value-type="float" office:value="0.390565869257" calcext:value-type="float">
            <text:p>0.390565869257</text:p>
          </table:table-cell>
          <table:table-cell office:value-type="float" office:value="0.326743792054" calcext:value-type="float">
            <text:p>0.3267437920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37408715762" calcext:value-type="float">
            <text:p>0.537408715762</text:p>
          </table:table-cell>
          <table:table-cell office:value-type="float" office:value="0.269775746491" calcext:value-type="float">
            <text:p>0.269775746491</text:p>
          </table:table-cell>
          <table:table-cell office:value-type="float" office:value="0.129871" calcext:value-type="float">
            <text:p>0.129871</text:p>
          </table:table-cell>
          <table:table-cell office:value-type="float" office:value="0.448434234379" calcext:value-type="float">
            <text:p>0.448434234379</text:p>
          </table:table-cell>
          <table:table-cell office:value-type="float" office:value="0.359223558543" calcext:value-type="float">
            <text:p>0.3592235585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00671361315" calcext:value-type="float">
            <text:p>0.600671361315</text:p>
          </table:table-cell>
          <table:table-cell office:value-type="float" office:value="0.317662855656" calcext:value-type="float">
            <text:p>0.317662855656</text:p>
          </table:table-cell>
          <table:table-cell office:value-type="float" office:value="0.207784" calcext:value-type="float">
            <text:p>0.207784</text:p>
          </table:table-cell>
          <table:table-cell office:value-type="float" office:value="0.509829147552" calcext:value-type="float">
            <text:p>0.509829147552</text:p>
          </table:table-cell>
          <table:table-cell office:value-type="float" office:value="0.415558903109" calcext:value-type="float">
            <text:p>0.415558903109</text:p>
          </table:table-cell>
        </table:table-row>
        <table:table-row table:style-name="ro1">
          <table:table-cell table:number-columns-repeated="6"/>
          <table:table-cell table:style-name="ce1" table:formula="of:=AVERAGE([.G8:.G11])" office:value-type="float" office:value="0.548335335367" calcext:value-type="float">
            <text:p>0.548335335367</text:p>
          </table:table-cell>
          <table:table-cell table:style-name="ce1" table:formula="of:=AVERAGE([.H8:.H11])" office:value-type="float" office:value="0.302072792742" calcext:value-type="float">
            <text:p>0.302072792742</text:p>
          </table:table-cell>
          <table:table-cell table:style-name="ce1" table:formula="of:=AVERAGE([.I8:.I11])" office:value-type="float" office:value="0.16974675" calcext:value-type="float">
            <text:p>0.16974675</text:p>
          </table:table-cell>
          <table:table-cell table:style-name="ce1" table:formula="of:=AVERAGE([.J8:.J11])" office:value-type="float" office:value="0.47096691337" calcext:value-type="float">
            <text:p>0.47096691337</text:p>
          </table:table-cell>
          <table:table-cell table:style-name="ce1" table:formula="of:=AVERAGE([.K8:.K11])" office:value-type="float" office:value="0.389109852237" calcext:value-type="float">
            <text:p>0.389109852237</text:p>
          </table:table-cell>
        </table:table-row>
        <table:table-row table:style-name="ro1">
          <table:table-cell table:number-columns-repeated="6"/>
          <table:table-cell table:style-name="ce2" table:formula="of:=STDEV([.G8:.G11])" office:value-type="float" office:value="0.0731872192213942" calcext:value-type="float">
            <text:p>0.073187219221394</text:p>
          </table:table-cell>
          <table:table-cell table:style-name="ce2" table:formula="of:=STDEV([.H8:.H11])" office:value-type="float" office:value="0.0489097361429772" calcext:value-type="float">
            <text:p>0.048909736142977</text:p>
          </table:table-cell>
          <table:table-cell table:style-name="ce2" table:formula="of:=STDEV([.I8:.I11])" office:value-type="float" office:value="0.0479835200485542" calcext:value-type="float">
            <text:p>0.047983520048554</text:p>
          </table:table-cell>
          <table:table-cell table:style-name="ce2" table:formula="of:=STDEV([.J8:.J11])" office:value-type="float" office:value="0.0647751970414361" calcext:value-type="float">
            <text:p>0.064775197041436</text:p>
          </table:table-cell>
          <table:table-cell table:style-name="ce2" table:formula="of:=STDEV([.K8:.K11])" office:value-type="float" office:value="0.0571907422342436" calcext:value-type="float">
            <text:p>0.0571907422342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9407854349" calcext:value-type="float">
            <text:p>0.489407854349</text:p>
          </table:table-cell>
          <table:table-cell office:value-type="float" office:value="0.27423458486" calcext:value-type="float">
            <text:p>0.27423458486</text:p>
          </table:table-cell>
          <table:table-cell office:value-type="float" office:value="0.131754" calcext:value-type="float">
            <text:p>0.131754</text:p>
          </table:table-cell>
          <table:table-cell office:value-type="float" office:value="0.42302418063" calcext:value-type="float">
            <text:p>0.42302418063</text:p>
          </table:table-cell>
          <table:table-cell office:value-type="float" office:value="0.351506288476" calcext:value-type="float">
            <text:p>0.3515062884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5287029683" calcext:value-type="float">
            <text:p>0.515287029683</text:p>
          </table:table-cell>
          <table:table-cell office:value-type="float" office:value="0.242294308074" calcext:value-type="float">
            <text:p>0.242294308074</text:p>
          </table:table-cell>
          <table:table-cell office:value-type="float" office:value="0.128164" calcext:value-type="float">
            <text:p>0.128164</text:p>
          </table:table-cell>
          <table:table-cell office:value-type="float" office:value="0.420525833845" calcext:value-type="float">
            <text:p>0.420525833845</text:p>
          </table:table-cell>
          <table:table-cell office:value-type="float" office:value="0.329604513982" calcext:value-type="float">
            <text:p>0.3296045139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9529981056" calcext:value-type="float">
            <text:p>0.519529981056</text:p>
          </table:table-cell>
          <table:table-cell office:value-type="float" office:value="0.330154358287" calcext:value-type="float">
            <text:p>0.330154358287</text:p>
          </table:table-cell>
          <table:table-cell office:value-type="float" office:value="0.194099" calcext:value-type="float">
            <text:p>0.194099</text:p>
          </table:table-cell>
          <table:table-cell office:value-type="float" office:value="0.466063441935" calcext:value-type="float">
            <text:p>0.466063441935</text:p>
          </table:table-cell>
          <table:table-cell office:value-type="float" office:value="0.403738375687" calcext:value-type="float">
            <text:p>0.4037383756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02549389287" calcext:value-type="float">
            <text:p>0.402549389287</text:p>
          </table:table-cell>
          <table:table-cell office:value-type="float" office:value="0.25163872005" calcext:value-type="float">
            <text:p>0.25163872005</text:p>
          </table:table-cell>
          <table:table-cell office:value-type="float" office:value="0.117759" calcext:value-type="float">
            <text:p>0.117759</text:p>
          </table:table-cell>
          <table:table-cell office:value-type="float" office:value="0.359437606111" calcext:value-type="float">
            <text:p>0.359437606111</text:p>
          </table:table-cell>
          <table:table-cell office:value-type="float" office:value="0.309687723244" calcext:value-type="float">
            <text:p>0.309687723244</text:p>
          </table:table-cell>
        </table:table-row>
        <table:table-row table:style-name="ro1">
          <table:table-cell table:number-columns-repeated="6"/>
          <table:table-cell table:style-name="ce1" table:formula="of:=AVERAGE([.G15:.G18])" office:value-type="float" office:value="0.48169356359375" calcext:value-type="float">
            <text:p>0.48169356359375</text:p>
          </table:table-cell>
          <table:table-cell table:style-name="ce1" table:formula="of:=AVERAGE([.H15:.H18])" office:value-type="float" office:value="0.27458049281775" calcext:value-type="float">
            <text:p>0.27458049281775</text:p>
          </table:table-cell>
          <table:table-cell table:style-name="ce1" table:formula="of:=AVERAGE([.I15:.I18])" office:value-type="float" office:value="0.142944" calcext:value-type="float">
            <text:p>0.142944</text:p>
          </table:table-cell>
          <table:table-cell table:style-name="ce1" table:formula="of:=AVERAGE([.J15:.J18])" office:value-type="float" office:value="0.41726276563025" calcext:value-type="float">
            <text:p>0.41726276563025</text:p>
          </table:table-cell>
          <table:table-cell table:style-name="ce1" table:formula="of:=AVERAGE([.K15:.K18])" office:value-type="float" office:value="0.34863422534725" calcext:value-type="float">
            <text:p>0.34863422534725</text:p>
          </table:table-cell>
        </table:table-row>
        <table:table-row table:style-name="ro1">
          <table:table-cell table:number-columns-repeated="6"/>
          <table:table-cell table:style-name="ce2" table:formula="of:=STDEV([.G15:.G18])" office:value-type="float" office:value="0.0544163763917353" calcext:value-type="float">
            <text:p>0.054416376391735</text:p>
          </table:table-cell>
          <table:table-cell table:style-name="ce2" table:formula="of:=STDEV([.H15:.H18])" office:value-type="float" office:value="0.0394009172420481" calcext:value-type="float">
            <text:p>0.039400917242048</text:p>
          </table:table-cell>
          <table:table-cell table:style-name="ce2" table:formula="of:=STDEV([.I15:.I18])" office:value-type="float" office:value="0.0346159055445133" calcext:value-type="float">
            <text:p>0.034615905544513</text:p>
          </table:table-cell>
          <table:table-cell table:style-name="ce2" table:formula="of:=STDEV([.J15:.J18])" office:value-type="float" office:value="0.0438523910340176" calcext:value-type="float">
            <text:p>0.043852391034018</text:p>
          </table:table-cell>
          <table:table-cell table:style-name="ce2" table:formula="of:=STDEV([.K15:.K18])" office:value-type="float" office:value="0.0405120396590301" calcext:value-type="float">
            <text:p>0.040512039659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7637059377" calcext:value-type="float">
            <text:p>0.447637059377</text:p>
          </table:table-cell>
          <table:table-cell office:value-type="float" office:value="0.33844822586" calcext:value-type="float">
            <text:p>0.33844822586</text:p>
          </table:table-cell>
          <table:table-cell office:value-type="float" office:value="0.172181" calcext:value-type="float">
            <text:p>0.172181</text:p>
          </table:table-cell>
          <table:table-cell office:value-type="float" office:value="0.420504742628" calcext:value-type="float">
            <text:p>0.420504742628</text:p>
          </table:table-cell>
          <table:table-cell office:value-type="float" office:value="0.385459367884" calcext:value-type="float">
            <text:p>0.3854593678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2887214854" calcext:value-type="float">
            <text:p>0.522887214854</text:p>
          </table:table-cell>
          <table:table-cell office:value-type="float" office:value="0.451994938728" calcext:value-type="float">
            <text:p>0.451994938728</text:p>
          </table:table-cell>
          <table:table-cell office:value-type="float" office:value="0.261416" calcext:value-type="float">
            <text:p>0.261416</text:p>
          </table:table-cell>
          <table:table-cell office:value-type="float" office:value="0.506983834139" calcext:value-type="float">
            <text:p>0.506983834139</text:p>
          </table:table-cell>
          <table:table-cell office:value-type="float" office:value="0.484863475593" calcext:value-type="float">
            <text:p>0.4848634755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13950985059" calcext:value-type="float">
            <text:p>0.413950985059</text:p>
          </table:table-cell>
          <table:table-cell office:value-type="float" office:value="0.284950275074" calcext:value-type="float">
            <text:p>0.284950275074</text:p>
          </table:table-cell>
          <table:table-cell office:value-type="float" office:value="0.116463" calcext:value-type="float">
            <text:p>0.116463</text:p>
          </table:table-cell>
          <table:table-cell office:value-type="float" office:value="0.379582586474" calcext:value-type="float">
            <text:p>0.379582586474</text:p>
          </table:table-cell>
          <table:table-cell office:value-type="float" office:value="0.337545383842" calcext:value-type="float">
            <text:p>0.3375453838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78671323434" calcext:value-type="float">
            <text:p>0.478671323434</text:p>
          </table:table-cell>
          <table:table-cell office:value-type="float" office:value="0.361952355953" calcext:value-type="float">
            <text:p>0.361952355953</text:p>
          </table:table-cell>
          <table:table-cell office:value-type="float" office:value="0.175197" calcext:value-type="float">
            <text:p>0.175197</text:p>
          </table:table-cell>
          <table:table-cell office:value-type="float" office:value="0.449670243244" calcext:value-type="float">
            <text:p>0.449670243244</text:p>
          </table:table-cell>
          <table:table-cell office:value-type="float" office:value="0.412208738565" calcext:value-type="float">
            <text:p>0.412208738565</text:p>
          </table:table-cell>
        </table:table-row>
        <table:table-row table:style-name="ro1">
          <table:table-cell table:number-columns-repeated="6"/>
          <table:table-cell table:style-name="ce1" table:formula="of:=AVERAGE([.G22:.G25])" office:value-type="float" office:value="0.465786645681" calcext:value-type="float">
            <text:p>0.465786645681</text:p>
          </table:table-cell>
          <table:table-cell table:style-name="ce1" table:formula="of:=AVERAGE([.H22:.H25])" office:value-type="float" office:value="0.35933644890375" calcext:value-type="float">
            <text:p>0.35933644890375</text:p>
          </table:table-cell>
          <table:table-cell table:style-name="ce1" table:formula="of:=AVERAGE([.I22:.I25])" office:value-type="float" office:value="0.18131425" calcext:value-type="float">
            <text:p>0.18131425</text:p>
          </table:table-cell>
          <table:table-cell table:style-name="ce1" table:formula="of:=AVERAGE([.J22:.J25])" office:value-type="float" office:value="0.43918535162125" calcext:value-type="float">
            <text:p>0.43918535162125</text:p>
          </table:table-cell>
          <table:table-cell table:style-name="ce1" table:formula="of:=AVERAGE([.K22:.K25])" office:value-type="float" office:value="0.405019241471" calcext:value-type="float">
            <text:p>0.405019241471</text:p>
          </table:table-cell>
        </table:table-row>
        <table:table-row table:style-name="ro1">
          <table:table-cell table:number-columns-repeated="6"/>
          <table:table-cell table:style-name="ce2" table:formula="of:=STDEV([.G22:.G25])" office:value-type="float" office:value="0.046342324484229" calcext:value-type="float">
            <text:p>0.046342324484229</text:p>
          </table:table-cell>
          <table:table-cell table:style-name="ce2" table:formula="of:=STDEV([.H22:.H25])" office:value-type="float" office:value="0.069670795950566" calcext:value-type="float">
            <text:p>0.069670795950566</text:p>
          </table:table-cell>
          <table:table-cell table:style-name="ce2" table:formula="of:=STDEV([.I22:.I25])" office:value-type="float" office:value="0.0598409335453862" calcext:value-type="float">
            <text:p>0.059840933545386</text:p>
          </table:table-cell>
          <table:table-cell table:style-name="ce2" table:formula="of:=STDEV([.J22:.J25])" office:value-type="float" office:value="0.0535662267652775" calcext:value-type="float">
            <text:p>0.053566226765278</text:p>
          </table:table-cell>
          <table:table-cell table:style-name="ce2" table:formula="of:=STDEV([.K22:.K25])" office:value-type="float" office:value="0.0615415867769412" calcext:value-type="float">
            <text:p>0.06154158677694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13890227369" calcext:value-type="float">
            <text:p>0.313890227369</text:p>
          </table:table-cell>
          <table:table-cell office:value-type="float" office:value="0.336845988395" calcext:value-type="float">
            <text:p>0.336845988395</text:p>
          </table:table-cell>
          <table:table-cell office:value-type="float" office:value="0.129353" calcext:value-type="float">
            <text:p>0.129353</text:p>
          </table:table-cell>
          <table:table-cell office:value-type="float" office:value="0.318227614376" calcext:value-type="float">
            <text:p>0.318227614376</text:p>
          </table:table-cell>
          <table:table-cell office:value-type="float" office:value="0.324963207285" calcext:value-type="float">
            <text:p>0.3249632072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28856644944" calcext:value-type="float">
            <text:p>0.528856644944</text:p>
          </table:table-cell>
          <table:table-cell office:value-type="float" office:value="0.395675372422" calcext:value-type="float">
            <text:p>0.395675372422</text:p>
          </table:table-cell>
          <table:table-cell office:value-type="float" office:value="0.209089" calcext:value-type="float">
            <text:p>0.209089</text:p>
          </table:table-cell>
          <table:table-cell office:value-type="float" office:value="0.495500328676" calcext:value-type="float">
            <text:p>0.495500328676</text:p>
          </table:table-cell>
          <table:table-cell office:value-type="float" office:value="0.452673452115" calcext:value-type="float">
            <text:p>0.4526734521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38617125946" calcext:value-type="float">
            <text:p>0.538617125946</text:p>
          </table:table-cell>
          <table:table-cell office:value-type="float" office:value="0.503038321805" calcext:value-type="float">
            <text:p>0.503038321805</text:p>
          </table:table-cell>
          <table:table-cell office:value-type="float" office:value="0.296173" calcext:value-type="float">
            <text:p>0.296173</text:p>
          </table:table-cell>
          <table:table-cell office:value-type="float" office:value="0.531104355243" calcext:value-type="float">
            <text:p>0.531104355243</text:p>
          </table:table-cell>
          <table:table-cell office:value-type="float" office:value="0.520220108706" calcext:value-type="float">
            <text:p>0.5202201087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41322172077" calcext:value-type="float">
            <text:p>0.541322172077</text:p>
          </table:table-cell>
          <table:table-cell office:value-type="float" office:value="0.53093768163" calcext:value-type="float">
            <text:p>0.53093768163</text:p>
          </table:table-cell>
          <table:table-cell office:value-type="float" office:value="0.346933" calcext:value-type="float">
            <text:p>0.346933</text:p>
          </table:table-cell>
          <table:table-cell office:value-type="float" office:value="0.539212903348" calcext:value-type="float">
            <text:p>0.539212903348</text:p>
          </table:table-cell>
          <table:table-cell office:value-type="float" office:value="0.536079641635" calcext:value-type="float">
            <text:p>0.536079641635</text:p>
          </table:table-cell>
        </table:table-row>
        <table:table-row table:style-name="ro1">
          <table:table-cell table:number-columns-repeated="6"/>
          <table:table-cell table:style-name="ce1" table:formula="of:=AVERAGE([.G29:.G32])" office:value-type="float" office:value="0.480671542584" calcext:value-type="float">
            <text:p>0.480671542584</text:p>
          </table:table-cell>
          <table:table-cell table:style-name="ce1" table:formula="of:=AVERAGE([.H29:.H32])" office:value-type="float" office:value="0.441624341063" calcext:value-type="float">
            <text:p>0.441624341063</text:p>
          </table:table-cell>
          <table:table-cell table:style-name="ce1" table:formula="of:=AVERAGE([.I29:.I32])" office:value-type="float" office:value="0.245387" calcext:value-type="float">
            <text:p>0.245387</text:p>
          </table:table-cell>
          <table:table-cell table:style-name="ce1" table:formula="of:=AVERAGE([.J29:.J32])" office:value-type="float" office:value="0.47101130041075" calcext:value-type="float">
            <text:p>0.47101130041075</text:p>
          </table:table-cell>
          <table:table-cell table:style-name="ce1" table:formula="of:=AVERAGE([.K29:.K32])" office:value-type="float" office:value="0.45848410243525" calcext:value-type="float">
            <text:p>0.45848410243525</text:p>
          </table:table-cell>
        </table:table-row>
        <table:table-row table:style-name="ro1">
          <table:table-cell table:number-columns-repeated="6"/>
          <table:table-cell table:style-name="ce2" table:formula="of:=STDEV([.G29:.G32])" office:value-type="float" office:value="0.111316366995677" calcext:value-type="float">
            <text:p>0.111316366995677</text:p>
          </table:table-cell>
          <table:table-cell table:style-name="ce2" table:formula="of:=STDEV([.H29:.H32])" office:value-type="float" office:value="0.090991502791574" calcext:value-type="float">
            <text:p>0.090991502791574</text:p>
          </table:table-cell>
          <table:table-cell table:style-name="ce2" table:formula="of:=STDEV([.I29:.I32])" office:value-type="float" office:value="0.0960420773619563" calcext:value-type="float">
            <text:p>0.096042077361956</text:p>
          </table:table-cell>
          <table:table-cell table:style-name="ce2" table:formula="of:=STDEV([.J29:.J32])" office:value-type="float" office:value="0.103610168590448" calcext:value-type="float">
            <text:p>0.103610168590448</text:p>
          </table:table-cell>
          <table:table-cell table:style-name="ce2" table:formula="of:=STDEV([.K29:.K32])" office:value-type="float" office:value="0.0960798197209492" calcext:value-type="float">
            <text:p>0.0960798197209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2687203465" calcext:value-type="float">
            <text:p>0.432687203465</text:p>
          </table:table-cell>
          <table:table-cell office:value-type="float" office:value="0.46801664014" calcext:value-type="float">
            <text:p>0.46801664014</text:p>
          </table:table-cell>
          <table:table-cell office:value-type="float" office:value="0.215831" calcext:value-type="float">
            <text:p>0.215831</text:p>
          </table:table-cell>
          <table:table-cell office:value-type="float" office:value="0.439319840492" calcext:value-type="float">
            <text:p>0.439319840492</text:p>
          </table:table-cell>
          <table:table-cell office:value-type="float" office:value="0.449659036397" calcext:value-type="float">
            <text:p>0.4496590363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3694286714" calcext:value-type="float">
            <text:p>0.383694286714</text:p>
          </table:table-cell>
          <table:table-cell office:value-type="float" office:value="0.539430894309" calcext:value-type="float">
            <text:p>0.539430894309</text:p>
          </table:table-cell>
          <table:table-cell office:value-type="float" office:value="0.224256" calcext:value-type="float">
            <text:p>0.224256</text:p>
          </table:table-cell>
          <table:table-cell office:value-type="float" office:value="0.407206849293" calcext:value-type="float">
            <text:p>0.407206849293</text:p>
          </table:table-cell>
          <table:table-cell office:value-type="float" office:value="0.448425753036" calcext:value-type="float">
            <text:p>0.4484257530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2433104449" calcext:value-type="float">
            <text:p>0.402433104449</text:p>
          </table:table-cell>
          <table:table-cell office:value-type="float" office:value="0.647388875059" calcext:value-type="float">
            <text:p>0.647388875059</text:p>
          </table:table-cell>
          <table:table-cell office:value-type="float" office:value="0.272483" calcext:value-type="float">
            <text:p>0.272483</text:p>
          </table:table-cell>
          <table:table-cell office:value-type="float" office:value="0.435380526463" calcext:value-type="float">
            <text:p>0.435380526463</text:p>
          </table:table-cell>
          <table:table-cell office:value-type="float" office:value="0.496333130494" calcext:value-type="float">
            <text:p>0.4963331304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16834503042" calcext:value-type="float">
            <text:p>0.416834503042</text:p>
          </table:table-cell>
          <table:table-cell office:value-type="float" office:value="0.502790370876" calcext:value-type="float">
            <text:p>0.502790370876</text:p>
          </table:table-cell>
          <table:table-cell office:value-type="float" office:value="0.279203" calcext:value-type="float">
            <text:p>0.279203</text:p>
          </table:table-cell>
          <table:table-cell office:value-type="float" office:value="0.431591270208" calcext:value-type="float">
            <text:p>0.431591270208</text:p>
          </table:table-cell>
          <table:table-cell office:value-type="float" office:value="0.455795358135" calcext:value-type="float">
            <text:p>0.455795358135</text:p>
          </table:table-cell>
        </table:table-row>
        <table:table-row table:style-name="ro1">
          <table:table-cell table:number-columns-repeated="6"/>
          <table:table-cell table:style-name="ce1" table:formula="of:=AVERAGE([.G36:.G39])" office:value-type="float" office:value="0.4089122744175" calcext:value-type="float">
            <text:p>0.4089122744175</text:p>
          </table:table-cell>
          <table:table-cell table:style-name="ce1" table:formula="of:=AVERAGE([.H36:.H39])" office:value-type="float" office:value="0.539406695096" calcext:value-type="float">
            <text:p>0.539406695096</text:p>
          </table:table-cell>
          <table:table-cell table:style-name="ce1" table:formula="of:=AVERAGE([.I36:.I39])" office:value-type="float" office:value="0.24794325" calcext:value-type="float">
            <text:p>0.24794325</text:p>
          </table:table-cell>
          <table:table-cell table:style-name="ce1" table:formula="of:=AVERAGE([.J36:.J39])" office:value-type="float" office:value="0.428374621614" calcext:value-type="float">
            <text:p>0.428374621614</text:p>
          </table:table-cell>
          <table:table-cell table:style-name="ce1" table:formula="of:=AVERAGE([.K36:.K39])" office:value-type="float" office:value="0.4625533195155" calcext:value-type="float">
            <text:p>0.4625533195155</text:p>
          </table:table-cell>
        </table:table-row>
        <table:table-row table:style-name="ro1">
          <table:table-cell table:number-columns-repeated="6"/>
          <table:table-cell table:style-name="ce2" table:formula="of:=STDEV([.G36:.G39])" office:value-type="float" office:value="0.0208641279463668" calcext:value-type="float">
            <text:p>0.020864127946367</text:p>
          </table:table-cell>
          <table:table-cell table:style-name="ce2" table:formula="of:=STDEV([.H36:.H39])" office:value-type="float" office:value="0.0776690563033707" calcext:value-type="float">
            <text:p>0.077669056303371</text:p>
          </table:table-cell>
          <table:table-cell table:style-name="ce2" table:formula="of:=STDEV([.I36:.I39])" office:value-type="float" office:value="0.0325148874248397" calcext:value-type="float">
            <text:p>0.03251488742484</text:p>
          </table:table-cell>
          <table:table-cell table:style-name="ce2" table:formula="of:=STDEV([.J36:.J39])" office:value-type="float" office:value="0.0144603127242757" calcext:value-type="float">
            <text:p>0.014460312724276</text:p>
          </table:table-cell>
          <table:table-cell table:style-name="ce2" table:formula="of:=STDEV([.K36:.K39])" office:value-type="float" office:value="0.0227493321772768" calcext:value-type="float">
            <text:p>0.0227493321772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5596582924" calcext:value-type="float">
            <text:p>0.505596582924</text:p>
          </table:table-cell>
          <table:table-cell office:value-type="float" office:value="0.588099285957" calcext:value-type="float">
            <text:p>0.588099285957</text:p>
          </table:table-cell>
          <table:table-cell office:value-type="float" office:value="0.278326" calcext:value-type="float">
            <text:p>0.278326</text:p>
          </table:table-cell>
          <table:table-cell office:value-type="float" office:value="0.520191816057" calcext:value-type="float">
            <text:p>0.520191816057</text:p>
          </table:table-cell>
          <table:table-cell office:value-type="float" office:value="0.543736147973" calcext:value-type="float">
            <text:p>0.5437361479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11736027708" calcext:value-type="float">
            <text:p>0.511736027708</text:p>
          </table:table-cell>
          <table:table-cell office:value-type="float" office:value="0.748348080491" calcext:value-type="float">
            <text:p>0.748348080491</text:p>
          </table:table-cell>
          <table:table-cell office:value-type="float" office:value="0.293466" calcext:value-type="float">
            <text:p>0.293466</text:p>
          </table:table-cell>
          <table:table-cell office:value-type="float" office:value="0.546280529341" calcext:value-type="float">
            <text:p>0.546280529341</text:p>
          </table:table-cell>
          <table:table-cell office:value-type="float" office:value="0.607827162587" calcext:value-type="float">
            <text:p>0.6078271625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10815423167" calcext:value-type="float">
            <text:p>0.510815423167</text:p>
          </table:table-cell>
          <table:table-cell office:value-type="float" office:value="0.631126190476" calcext:value-type="float">
            <text:p>0.631126190476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531062577262" calcext:value-type="float">
            <text:p>0.531062577262</text:p>
          </table:table-cell>
          <table:table-cell office:value-type="float" office:value="0.564633056906" calcext:value-type="float">
            <text:p>0.5646330569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13919915395" calcext:value-type="float">
            <text:p>0.513919915395</text:p>
          </table:table-cell>
          <table:table-cell office:value-type="float" office:value="0.774254317111" calcext:value-type="float">
            <text:p>0.774254317111</text:p>
          </table:table-cell>
          <table:table-cell office:value-type="float" office:value="0.387377" calcext:value-type="float">
            <text:p>0.387377</text:p>
          </table:table-cell>
          <table:table-cell office:value-type="float" office:value="0.550971524685" calcext:value-type="float">
            <text:p>0.550971524685</text:p>
          </table:table-cell>
          <table:table-cell office:value-type="float" office:value="0.617780891906" calcext:value-type="float">
            <text:p>0.617780891906</text:p>
          </table:table-cell>
        </table:table-row>
        <table:table-row table:style-name="ro1">
          <table:table-cell table:number-columns-repeated="6"/>
          <table:table-cell table:style-name="ce1" table:formula="of:=AVERAGE([.G43:.G46])" office:value-type="float" office:value="0.5105169872985" calcext:value-type="float">
            <text:p>0.5105169872985</text:p>
          </table:table-cell>
          <table:table-cell table:style-name="ce1" table:formula="of:=AVERAGE([.H43:.H46])" office:value-type="float" office:value="0.68545696850875" calcext:value-type="float">
            <text:p>0.68545696850875</text:p>
          </table:table-cell>
          <table:table-cell table:style-name="ce1" table:formula="of:=AVERAGE([.I43:.I46])" office:value-type="float" office:value="0.32324475" calcext:value-type="float">
            <text:p>0.32324475</text:p>
          </table:table-cell>
          <table:table-cell table:style-name="ce1" table:formula="of:=AVERAGE([.J43:.J46])" office:value-type="float" office:value="0.53712661183625" calcext:value-type="float">
            <text:p>0.53712661183625</text:p>
          </table:table-cell>
          <table:table-cell table:style-name="ce1" table:formula="of:=AVERAGE([.K43:.K46])" office:value-type="float" office:value="0.583494314843" calcext:value-type="float">
            <text:p>0.583494314843</text:p>
          </table:table-cell>
        </table:table-row>
        <table:table-row table:style-name="ro1">
          <table:table-cell table:number-columns-repeated="6"/>
          <table:table-cell table:style-name="ce2" table:formula="of:=STDEV([.G43:.G46])" office:value-type="float" office:value="0.00352918415152611" calcext:value-type="float">
            <text:p>0.003529184151526</text:p>
          </table:table-cell>
          <table:table-cell table:style-name="ce2" table:formula="of:=STDEV([.H43:.H46])" office:value-type="float" office:value="0.0899455629416013" calcext:value-type="float">
            <text:p>0.089945562941601</text:p>
          </table:table-cell>
          <table:table-cell table:style-name="ce2" table:formula="of:=STDEV([.I43:.I46])" office:value-type="float" office:value="0.0487477796101183" calcext:value-type="float">
            <text:p>0.048747779610118</text:p>
          </table:table-cell>
          <table:table-cell table:style-name="ce2" table:formula="of:=STDEV([.J43:.J46])" office:value-type="float" office:value="0.0141307659721127" calcext:value-type="float">
            <text:p>0.014130765972113</text:p>
          </table:table-cell>
          <table:table-cell table:style-name="ce2" table:formula="of:=STDEV([.K43:.K46])" office:value-type="float" office:value="0.0351383728036199" calcext:value-type="float">
            <text:p>0.03513837280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4:35:35.646293080</dc:date>
    <dc:creator>Dimitrios Pritsos</dc:creator>
    <meta:editing-duration>PT7M59S</meta:editing-duration>
    <meta:editing-cycles>1</meta:editing-cycles>
    <meta:document-statistic meta:table-count="1" meta:cell-count="378" meta:object-count="0"/>
    <meta:generator>LibreOffice/5.2.2.2$Linux_X86_64 LibreOffice_project/20m0$Build-2</meta:generator>
  </office:meta>
</office:document-meta>
</file>